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0c0c0" draw:textarea-horizontal-align="left" draw:textarea-vertical-align="top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T1" style:family="text">
      <style:text-properties fo:language="en" fo:country="US"/>
    </style:style>
    <style:style style:name="T2" style:family="text">
      <style:text-properties fo:language="en" fo:country="G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13.4cm" svg:height="7.8cm" svg:x="0.1cm" svg:y="4.3cm">
          <text:p text:style-name="P1"><text:span text:style-name="T1">Service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.4cm" svg:height="7.8cm" svg:x="0.099cm" svg:y="12.399cm">
          <text:p text:style-name="P1">Module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.4cm" svg:height="3.002cm" svg:x="0.098cm" svg:y="20.498cm">
          <text:p text:style-name="P1"><text:span text:style-name="T1">Suppor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.4cm" svg:height="3.9cm" svg:x="0.1cm" svg:y="0.1cm">
          <text:p text:style-name="P1"><text:span text:style-name="T1">Present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6cm" svg:height="2cm" svg:x="3.9cm" svg:y="12.822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6cm" svg:height="2cm" svg:x="0.5cm" svg:y="7.1cm">
          <text:p text:style-name="P1"><text:span text:style-name="T2">Convers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6cm" svg:height="2cm" svg:x="7.6cm" svg:y="15.2cm">
          <text:p text:style-name="P1"><text:span text:style-name="T2">CRUD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6cm" svg:height="2cm" svg:x="3.9cm" svg:y="4.7cm">
          <text:p text:style-name="P1"><text:span text:style-name="T2">Extension</text:span></text:p>
          <text:p text:style-name="P1"><text:span text:style-name="T2">Point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1" draw:layer="layout" svg:width="5.6cm" svg:height="2cm" svg:x="7.6cm" svg:y="1.4cm">
          <text:p text:style-name="P1"><text:span text:style-name="T2">i18n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6cm" svg:height="2cm" svg:x="7.6cm" svg:y="17.7cm">
          <text:p text:style-name="P1"><text:span text:style-name="T2">Licens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6cm" svg:height="2cm" svg:x="0.5cm" svg:y="9.6cm">
          <text:p text:style-name="P1"><text:span text:style-name="T2">Mail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6cm" svg:height="2cm" svg:x="0.5cm" svg:y="17.7cm">
          <text:p text:style-name="P1"><text:span text:style-name="T2">Report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6cm" svg:height="2cm" svg:x="0.5cm" svg:y="15.2cm">
          <text:p text:style-name="P1"><text:span text:style-name="T2">Security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6cm" svg:height="2cm" svg:x="7.6cm" svg:y="7.1cm">
          <text:p text:style-name="P1"><text:span text:style-name="T2">Session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6cm" svg:height="2cm" svg:x="3.9cm" svg:y="21.1cm">
          <text:p text:style-name="P1"><text:span text:style-name="T2">Support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6cm" svg:height="2cm" svg:x="0.5cm" svg:y="1.4cm">
          <text:p text:style-name="P1"><text:span text:style-name="T2">UI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6cm" svg:height="2cm" svg:x="7.6cm" svg:y="9.6cm">
          <text:p text:style-name="P1"><text:span text:style-name="T2">Validation</text:span></text:p>
          <draw:enhanced-geometry svg:viewBox="0 0 21600 21600" draw:type="rectangle" draw:enhanced-path="M 0 0 L 21600 0 21600 21600 0 21600 0 0 Z N"/>
        </draw:custom-shap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6cm" fo:page-height="23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07T20:29:58</meta:creation-date>
    <dc:date>2012-11-07T22:13:03</dc:date>
    <meta:editing-duration>PT1H5M11S</meta:editing-duration>
    <meta:editing-cycles>8</meta:editing-cycles>
    <meta:generator>LibreOffice/3.4$Unix LibreOffice_project/340m1$Build-402</meta:generator>
    <dc:creator>Lautaro </dc:creator>
    <meta:document-statistic meta:object-count="17"/>
  </office:meta>
</office:document-meta>
</file>